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" style:family="table">
      <style:table-properties style:width="13.416cm" fo:margin-left="1.247cm" table:align="left"/>
    </style:style>
    <style:style style:name="Tabla1.A" style:family="table-column">
      <style:table-column-properties style:column-width="13.4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431cm" fo:margin-left="1.247cm" table:align="left"/>
    </style:style>
    <style:style style:name="Tabla2.A" style:family="table-column">
      <style:table-column-properties style:column-width="6.43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416cm" fo:margin-left="1.247cm" table:align="left"/>
    </style:style>
    <style:style style:name="Tabla3.A" style:family="table-column">
      <style:table-column-properties style:column-width="13.416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4.103cm" fo:margin-left="1.247cm" table:align="left"/>
    </style:style>
    <style:style style:name="Tabla5.A" style:family="table-column">
      <style:table-column-properties style:column-width="4.10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219cm" fo:margin-left="1.247cm" table:align="left"/>
    </style:style>
    <style:style style:name="Tabla6.A" style:family="table-column">
      <style:table-column-properties style:column-width="6.21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839cm" fo:margin-left="1.247cm" table:align="left"/>
    </style:style>
    <style:style style:name="Tabla7.A" style:family="table-column">
      <style:table-column-properties style:column-width="13.83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839cm" fo:margin-left="1.247cm" table:align="left"/>
    </style:style>
    <style:style style:name="Tabla8.A" style:family="table-column">
      <style:table-column-properties style:column-width="13.83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4.103cm" fo:margin-left="1.247cm" table:align="left"/>
    </style:style>
    <style:style style:name="Tabla9.A" style:family="table-column">
      <style:table-column-properties style:column-width="4.10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32cm" fo:margin-left="1.254cm" fo:margin-right="2.014cm" table:align="margins"/>
    </style:style>
    <style:style style:name="Tabla10.A" style:family="table-column">
      <style:table-column-properties style:column-width="13.732cm" style:rel-column-width="65535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679cm" fo:margin-left="1.281cm" fo:margin-right="2.041cm" table:align="margins"/>
    </style:style>
    <style:style style:name="Tabla11.A" style:family="table-column">
      <style:table-column-properties style:column-width="13.679cm" style:rel-column-width="65535*"/>
    </style:style>
    <style:style style:name="Tabla11.A1" style:family="table-cell">
      <style:table-cell-properties style:vertical-align="middle" fo:padding="0.049cm" fo:border="none"/>
    </style:style>
    <style:style style:name="Tabla4" style:family="table">
      <style:table-properties style:width="10.954cm" fo:margin-left="1.247cm" table:align="left"/>
    </style:style>
    <style:style style:name="Tabla4.A" style:family="table-column">
      <style:table-column-properties style:column-width="10.954cm"/>
    </style:style>
    <style:style style:name="Tabla4.A1" style:family="table-cell">
      <style:table-cell-properties style:vertical-align="middle" fo:padding="0.049cm" fo:border="none"/>
    </style:style>
    <style:style style:name="Tabla13" style:family="table">
      <style:table-properties style:width="1.797cm" fo:margin-left="1.247cm" table:align="left"/>
    </style:style>
    <style:style style:name="Tabla13.A" style:family="table-column">
      <style:table-column-properties style:column-width="1.797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6.094cm" fo:margin-left="1.247cm" table:align="left"/>
    </style:style>
    <style:style style:name="Tabla14.A" style:family="table-column">
      <style:table-column-properties style:column-width="6.09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2.039cm" fo:margin-left="1.247cm" table:align="left"/>
    </style:style>
    <style:style style:name="Tabla15.A" style:family="table-column">
      <style:table-column-properties style:column-width="2.039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.9cm" fo:margin-right="0cm" fo:text-indent="0cm" style:auto-text-indent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07e11f" officeooo:paragraph-rsid="0007e11f"/>
    </style:style>
    <style:style style:name="P8" style:family="paragraph" style:parent-style-name="Text_20_body">
      <style:paragraph-properties fo:margin-left="0.9cm" fo:margin-right="0cm" fo:text-indent="0cm" style:auto-text-indent="false"/>
      <style:text-properties fo:font-size="14pt" fo:background-color="#ffff00" style:font-size-asian="12.25pt" style:font-size-complex="14pt"/>
    </style:style>
    <style:style style:name="P9" style:family="paragraph" style:parent-style-name="Text_20_body">
      <style:paragraph-properties fo:margin-left="-1.251cm" fo:margin-right="0cm" fo:text-indent="0cm" style:auto-text-indent="false"/>
      <style:text-properties officeooo:paragraph-rsid="000a0d25"/>
    </style:style>
    <style:style style:name="P10" style:family="paragraph" style:parent-style-name="Text_20_body">
      <style:text-properties fo:color="#666666" loext:opacity="100%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b03e1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a0d25" fo:background-color="#ffff00" loext:char-shading-value="0"/>
    </style:style>
    <style:style style:name="T6" style:family="text">
      <style:text-properties officeooo:rsid="000b03e1" fo:background-color="#ffff00" loext:char-shading-value="0"/>
    </style:style>
    <style:style style:name="T7" style:family="text">
      <style:text-properties officeooo:rsid="000b03e1"/>
    </style:style>
    <style:style style:name="T8" style:family="text">
      <style:text-properties fo:font-size="14pt" fo:background-color="transparent" loext:char-shading-value="0" style:font-size-asian="14pt" style:font-size-complex="14pt"/>
    </style:style>
    <style:style style:name="T9" style:family="text">
      <style:text-properties fo:font-size="14pt" fo:background-color="#ffff00" loext:char-shading-value="0" style:font-size-asian="14pt" style:font-size-complex="14pt"/>
    </style:style>
    <style:style style:name="T10" style:family="text">
      <style:text-properties fo:color="#666666" loext:opacity="100%"/>
    </style:style>
    <style:style style:name="T11" style:family="text">
      <style:text-properties fo:color="#666666" loext:opacity="100%" fo:background-color="transparent" loext:char-shading-value="0"/>
    </style:style>
    <style:style style:name="T12" style:family="text">
      <style:text-properties fo:color="#666666" loext:opacity="100%" fo:background-color="transparent" loext:char-shading-value="0"/>
    </style:style>
    <style:style style:name="T13" style:family="text">
      <style:text-properties fo:color="#666666" loext:opacity="100%" fo:background-color="#ffff00" loext:char-shading-value="0"/>
    </style:style>
    <style:style style:name="T14" style:family="text">
      <style:text-properties officeooo:rsid="000a0d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8</text:p>
      <text:p text:style-name="P2">Dado el xml siguiente:</text:p>
      <text:p text:style-name="P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>&lt;biblioteca&gt;</text:p>
            <text:p text:style-name="P4"><text:s text:c="2"/>&lt;libro&gt;</text:p>
            <text:p text:style-name="P4"><text:s text:c="4"/>&lt;titulo&gt;La vida está en otra parte&lt;/titulo&gt;</text:p>
            <text:p text:style-name="P4"><text:s text:c="4"/>&lt;autor&gt;Milan Kunder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Pantaleón y las visitadoras&lt;/titulo&gt;</text:p>
            <text:p text:style-name="P4"><text:s text:c="4"/>&lt;autor fechaNacimiento="28/03/1936"&gt;Mario Vargas Llos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Conversación en la catedral&lt;/titulo&gt;</text:p>
            <text:p text:style-name="P4"><text:s text:c="4"/>&lt;autor fechaNacimiento="28/03/1936"&gt;Mario Vargas Llosa&lt;/autor&gt;</text:p>
            <text:p text:style-name="P4"><text:s text:c="4"/>&lt;fechaPublicacion año="1969"/&gt;</text:p>
            <text:p text:style-name="P4"><text:s text:c="2"/>&lt;/libro&gt;</text:p>
            <text:p text:style-name="P4">&lt;/biblioteca&gt;</text:p>
          </table:table-cell>
        </table:table-row>
      </table:table>
      <text:p text:style-name="Standard"/>
      <text:p text:style-name="Standard">Escribe las expresiones Xpath para obtener:</text:p>
      <text:p text:style-name="P7"/>
      <text:p text:style-name="Standard">1- 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&lt;autor&gt;Milan Kundera&lt;/autor&gt;</text:p>
            <text:p text:style-name="Preformatted_20_Text">&lt;autor fechaNacimiento="28/03/1936"&gt;Mario Vargas Llosa&lt;/autor&gt;</text:p>
            <text:p text:style-name="P6">&lt;autor fechaNacimiento="28/03/1936"&gt;Mario Vargas Llosa&lt;/autor&gt;</text:p>
          </table:table-cell>
        </table:table-row>
      </table:table>
      <text:p text:style-name="Text_20_body"><text:span text:style-name="T8"><text:tab/></text:span><text:span text:style-name="T12">//autor</text:span></text:p>
      <text:p text:style-name="Text_20_body"/>
      <text:p text:style-name="Standard">2-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reformatted_20_Text">fechaNacimiento="28/03/1936"</text:p>
            <text:p text:style-name="P6">fechaNacimiento="28/03/1936"</text:p>
          </table:table-cell>
        </table:table-row>
      </table:table>
      <text:p text:style-name="P8"><text:span text:style-name="T1"><text:s/></text:span><text:span text:style-name="T12"><text:s text:c="2"/>//@fechaNacimiento</text:span></text:p>
      <text:p text:style-name="P5"/>
      <text:p text:style-name="Standard">3-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&lt;autor fechaNacimiento="28/03/1936"&gt;Mario Vargas Llosa&lt;/autor&gt;</text:p>
            <text:p text:style-name="P6">&lt;autor fechaNacimiento="28/03/1936"&gt;Mario Vargas Llosa&lt;/autor&gt;</text:p>
          </table:table-cell>
        </table:table-row>
      </table:table>
      <text:p text:style-name="P9"><text:tab/><text:tab/><text:span text:style-name="T12">//autor[@fechaNacimiento]</text:span></text:p>
      <text:p text:style-name="P9"><text:tab/><text:tab/></text:p>
      <text:p text:style-name="Standard">4-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Milan Kundera</text:p>
            <text:p text:style-name="Preformatted_20_Text">Mario Vargas Llosa</text:p>
            <text:p text:style-name="P6">Mario Vargas Llosa</text:p>
          </table:table-cell>
        </table:table-row>
      </table:table>
      <text:p text:style-name="Text_20_body"><text:tab/><text:span text:style-name="T10">//autor/text()</text:span></text:p>
      <text:p text:style-name="Text_20_body"/>
      <text:p text:style-name="Text_20_body"/>
      <text:p text:style-name="Text_20_body"/>
      <text:p text:style-name="Standard"><text:soft-page-break/>5-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año="1973"</text:p>
            <text:p text:style-name="Preformatted_20_Text">fechaNacimiento="28/03/1936"</text:p>
            <text:p text:style-name="Preformatted_20_Text">año="1973"</text:p>
            <text:p text:style-name="Preformatted_20_Text">fechaNacimiento="28/03/1936"</text:p>
            <text:p text:style-name="P6">año="1969" <text:s text:c="3"/></text:p>
          </table:table-cell>
        </table:table-row>
      </table:table>
      <text:p text:style-name="Text_20_body"><text:tab/><text:span text:style-name="T12">//@año | //@fechaNacimiento</text:span></text:p>
      <text:p text:style-name="Text_20_body"/>
      <text:p text:style-name="Standard">6-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6">&lt;/libro&gt;</text:p>
          </table:table-cell>
        </table:table-row>
      </table:table>
      <text:p text:style-name="Text_20_body"><text:tab/><text:span text:style-name="T12">//libro[titulo='Pantaleón y las visitadoras']</text:span></text:p>
      <text:p text:style-name="P10"><text:tab/>//<text:span text:style-name="T14">libro[2]</text:span></text:p>
      <text:p text:style-name="Text_20_body"/>
      <text:p text:style-name="Standard">7-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reformatted_20_Text">&lt;/libro&gt;</text:p>
            <text:p text:style-name="Preformatted_20_Text">&lt;libro&gt;</text:p>
            <text:p text:style-name="Preformatted_20_Text"><text:s text:c="2"/>&lt;titulo&gt;Conversación en la catedral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69"/&gt;</text:p>
            <text:p text:style-name="P6">&lt;/libro&gt;</text:p>
          </table:table-cell>
        </table:table-row>
      </table:table>
      <text:p text:style-name="Text_20_body"><text:tab/><text:span text:style-name="T12">//libro[autor="Mario Vargas Llosa"]</text:span></text:p>
      <text:p text:style-name="Text_20_body"/>
      <text:p text:style-name="Standard">8- 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>Mario Vargas Llosa</text:p>
          </table:table-cell>
        </table:table-row>
      </table:table>
      <text:p text:style-name="Text_20_body"><text:tab/><text:span text:style-name="T12">//libro[2]/autor/text()</text:span></text:p>
      <text:p text:style-name="Text_20_body"/>
      <text:p text:style-name="Standard">9-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reformatted_20_Text">&lt;titulo&gt;Pantaleón y las visitadoras&lt;/titulo&gt;</text:p>
            <text:p text:style-name="P6">&lt;titulo&gt;Conversación en la catedral&lt;/titulo&gt;</text:p>
          </table:table-cell>
        </table:table-row>
      </table:table>
      <text:p text:style-name="Standard"><text:tab/><text:span text:style-name="T12">//libro[autor="Mario Vargas Llosa"]/titulo</text:span></text:p>
      <text:p text:style-name="Standard"/>
      <text:p text:style-name="Standard">10- </text:p>
      <text:p text:style-name="Standard"><text:s text:c="5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reformatted_20_Text">&lt;titulo&gt;La vida está en otra parte&lt;/titulo&gt;</text:p>
            <text:p text:style-name="P6">&lt;titulo&gt;Pantaleón y las visitadoras&lt;/titulo&gt;</text:p>
          </table:table-cell>
        </table:table-row>
      </table:table>
      <text:p text:style-name="P3"><text:tab/><text:span text:style-name="T12">//libro[position()&lt;3]/titulo</text:span></text:p>
      <text:p text:style-name="P3"/>
      <text:p text:style-name="P3"><text:soft-page-break/>Indica el resultado de las expresiones siguientes:</text:p>
      <text:p text:style-name="Standard"/>
      <text:p text:style-name="Standard">11- 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//titulo[.="La vida está en otra parte"]/../fechaPublicacion/@año</text:p>
          </table:table-cell>
        </table:table-row>
      </table:table>
      <text:p text:style-name="P10"><text:tab/><text:span text:style-name="T7">El año de publicación del título llamado “La vida está en otra parte”</text:span></text:p>
      <text:p text:style-name="P10"><text:tab/><text:span text:style-name="T7">año=”1973”</text:span></text:p>
      <text:p text:style-name="Standard">12- 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//libro[1]</text:p>
          </table:table-cell>
        </table:table-row>
      </table:table>
      <text:p text:style-name="P10"><text:tab/><text:span text:style-name="T7">El primer libro</text:span></text:p>
      <text:p text:style-name="P10"><text:tab/>&lt;libro&gt;</text:p>
      <text:p text:style-name="P10"><text:s text:c="2"/><text:tab/><text:tab/>&lt;titulo&gt;La vida está en otra parte&lt;/titulo&gt;</text:p>
      <text:p text:style-name="P10"><text:tab/><text:tab/>&lt;autor&gt;Milan Kundera&lt;/autor&gt;</text:p>
      <text:p text:style-name="P10"><text:tab/><text:tab/>&lt;fechaPublicacion año="1973"/&gt;</text:p>
      <text:p text:style-name="P10"><text:tab/>&lt;/libro&gt;</text:p>
      <text:p text:style-name="Standard">13-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//fechaPublicacion[@año&lt;1970]/..</text:p>
          </table:table-cell>
        </table:table-row>
      </table:table>
      <text:p text:style-name="P10"><text:tab/><text:span text:style-name="T7">Los libros cuyo año de publicación es &lt; 1970</text:span></text:p>
      <text:p text:style-name="P10"><text:tab/>&lt;libro&gt;</text:p>
      <text:p text:style-name="P10"><text:s text:c="2"/><text:tab/><text:tab/> &lt;titulo&gt;Conversación en la catedral&lt;/titulo&gt;</text:p>
      <text:p text:style-name="P10"><text:tab/><text:tab/> &lt;autor fechaNacimiento="28/03/1936"&gt;Mario Vargas Llosa&lt;/autor&gt;</text:p>
      <text:p text:style-name="P10"><text:tab/><text:tab/> &lt;fechaPublicacion año="1969"/&gt;</text:p>
      <text:p text:style-name="P10"><text:tab/>&lt;/libro&gt;</text:p>
      <text:p text:style-name="Standard">14- 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//libro/@*</text:p>
          </table:table-cell>
        </table:table-row>
      </table:table>
      <text:p text:style-name="P10"><text:tab/><text:span text:style-name="T7">No muestra nada por que no hay ningun atributo llamado *</text:span></text:p>
      <text:p text:style-name="P10"><text:span text:style-name="T7"><text:tab/>En cambio si hubiera sido //libro[@*] mostraría todos los atributos de libro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3-04-09T16:59:47.45</meta:creation-date>
    <dc:date>2023-03-23T10:32:03.733161755</dc:date>
    <meta:editing-duration>PT14M49S</meta:editing-duration>
    <meta:editing-cycles>7</meta:editing-cycles>
    <meta:generator>LibreOffice/7.3.7.2$Linux_X86_64 LibreOffice_project/30$Build-2</meta:generator>
    <meta:document-statistic meta:table-count="15" meta:image-count="0" meta:object-count="0" meta:page-count="3" meta:paragraph-count="104" meta:word-count="263" meta:character-count="2775" meta:non-whitespace-character-count="2480"/>
  </office:meta>
</office:document-meta>
</file>